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la reunion que tuvimos a mediados de agosto hablamos de los siguientes aspectos:</text:p>
      <text:p text:style-name="Standard"/>
      <text:p text:style-name="Standard">Corregimos el fallo por el cual, al importar el archivo donde estaba la funcion que recortaba las imagenes, la funcion se ejecutaba sola. Ahora hay que llamar a la funcion con los parametros indicados para que se recorte. Esta funcion se llama al principio porque tiene unos datos por defecto en su programa. Pero tenemos que modificarlo para que se llame desde el programa principal con datos que se saquen al cargar la imagen (source).</text:p>
      <text:p text:style-name="Standard"/>
      <text:p text:style-name="Standard">Hemos mirado un ejemplo de como seria para poner una variable en la interfaz. Ahora solo hay que poner los datos reales (Varianza, etc,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8-09-12T10:12:53.42</meta:creation-date>
    <meta:document-statistic meta:table-count="0" meta:image-count="0" meta:object-count="0" meta:page-count="1" meta:paragraph-count="3" meta:word-count="114" meta:character-count="659"/>
    <dc:date>2018-09-12T10:30:28.54</dc:date>
    <dc:creator>o </dc:creator>
    <meta:editing-duration>PT1M54S</meta:editing-duration>
    <meta:editing-cycles>1</meta:editing-cycles>
    <meta:generator>OpenOffice/4.1.3$Win32 OpenOffice.org_project/413m1$Build-9783</meta:generator>
  </office:meta>
</office:document-meta>
</file>